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947270003484233BFA5FD.svm" manifest:media-type=""/>
  <manifest:file-entry manifest:full-path="Pictures/20000009000CC8760009D8C76C61ED9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612cm" fo:margin-left="-0.123cm" table:align="left" style:writing-mode="lr-tb"/>
    </style:style>
    <style:style style:name="Tabelle1.A" style:family="table-column">
      <style:table-column-properties style:column-width="1.676cm"/>
    </style:style>
    <style:style style:name="Tabelle1.B" style:family="table-column">
      <style:table-column-properties style:column-width="10.936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none" fo:border-right="none" fo:border-top="1.5pt solid #000000" fo:border-bottom="0.75pt solid #000000" style:writing-mode="lr-tb"/>
    </style:style>
    <style:style style:name="Tabelle1.B1"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elle1.A2" style:family="table-cell">
      <style:table-cell-properties style:vertical-align="top" fo:padding-left="0.123cm" fo:padding-right="0.123cm" fo:padding-top="0cm" fo:padding-bottom="0cm" fo:border="none" style:writing-mode="lr-tb"/>
    </style:style>
    <style:style style:name="Tabelle1.B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elle1.A9"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elle1.B9" style:family="table-cell">
      <style:table-cell-properties style:vertical-align="top" fo:padding-left="0.123cm" fo:padding-right="0.123cm" fo:padding-top="0cm" fo:padding-bottom="0cm" fo:border-left="0.75pt solid #000000" fo:border-right="none" fo:border-top="none" fo:border-bottom="1.5pt solid #000000" style:writing-mode="lr-tb"/>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style:snap-to-layout-grid="false"/>
      <style:text-properties fo:font-weight="normal" style:font-weight-asian="normal" style:font-weight-complex="normal"/>
    </style:style>
    <style:style style:name="P5" style:family="paragraph" style:parent-style-name="Standard">
      <style:text-properties fo:font-size="14pt" fo:font-style="italic" fo:font-weight="normal" officeooo:rsid="001b02c9" officeooo:paragraph-rsid="0010398a" style:font-size-asian="14pt" style:font-size-complex="14pt"/>
    </style:style>
    <style:style style:name="P6" style:family="paragraph" style:parent-style-name="Standard">
      <style:paragraph-properties fo:break-before="page"/>
      <style:text-properties fo:font-weight="normal" style:font-weight-asian="normal" style:font-weight-complex="normal"/>
    </style:style>
    <style:style style:name="P7" style:family="paragraph" style:parent-style-name="Standard" style:master-page-name="Standard">
      <style:paragraph-properties style:page-number="auto"/>
    </style:style>
    <style:style style:name="P8" style:family="paragraph" style:parent-style-name="Standard">
      <style:paragraph-properties fo:margin-left="0cm" fo:margin-right="0cm" fo:text-align="start" style:justify-single-word="false" fo:orphans="2" fo:widows="2" fo:text-indent="0cm" style:auto-text-indent="false" style:vertical-align="baseline"/>
      <style:text-properties officeooo:paragraph-rsid="0010398a"/>
    </style:style>
    <style:style style:name="P9" style:family="paragraph" style:parent-style-name="Heading_20_1">
      <style:paragraph-properties fo:break-before="page"/>
    </style:style>
    <style:style style:name="P10" style:family="paragraph" style:parent-style-name="Footer">
      <style:paragraph-properties fo:text-align="end"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b9c15"/>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achhochschule Hannover<text:tab/><text:tab/><text:tab/><text:tab/><text:tab/><text:tab/>Versuch Nr. 1</text:p>
      <text:p text:style-name="Standard">Fachbereich Elektrotechnik<text:tab/></text:p>
      <text:p text:style-name="Standard">Labor für Datenverarbeitung</text:p>
      <text:p text:style-name="Standard">Leitung: Prof. <text:s/>Stricker</text:p>
      <text:p text:style-name="Standard"/>
      <text:p text:style-name="Standard"/>
      <text:p text:style-name="Standard"/>
      <text:p text:style-name="P1">Protokoll zu den Übungen im Labor Datenverarbeitung</text:p>
      <text:p text:style-name="P1"/>
      <text:p text:style-name="P1">Versuch:</text:p>
      <text:p text:style-name="P1">Normalzeit (DCF-7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opyright <text:span text:style-name="T2">2000</text:span>-2015 Rolf Hemmerling</text:p>
      <text:p text:style-name="P5">Licensed under the Apache License, Version 2.0</text:p>
      <text:p text:style-name="P8"/>
      <text:p text:style-name="Standard"/>
      <text:p text:style-name="Standard">Name: Rolf Hemmerling, M-Nr. 916657</text:p>
      <text:p text:style-name="Standard">Semester: I8</text:p>
      <text:p text:style-name="Standard"/>
      <text:p text:style-name="Standard">Gruppe: Rolf Hemmerling </text:p>
      <text:p text:style-name="Standard">Hannover, den 24.03.2000<text:line-break/></text:p>
      <text:p text:style-name="P9">Versuchsdurchführung</text:p>
      <text:p text:style-name="P2">Die DCF77 Software wurde wurde in TURBO-C ++ geschrieben. Die als Lösungsvorschläge angegebenen Struktogramme wurden mit einigen Abweichungen realisiert. Um die Programmentwicklung zu vereinfachen, wird Gegensatz zum Struktogramm 1 „Hauptprogramm“ die Zeit nur einmal gelesen und das Lesen bei Auftreten von Parity-Fehlern nicht wiederholt Das Programm wird über ein einfaches Auswahlmenü bedient.</text:p>
      <text:p text:style-name="P2"/>
      <text:p text:style-name="P2">Die beim Signalempfang mögliche Paritätsprüfung durch die Software ist sinnvoll, denn bei Ausführung des Programms wurden tatsächlich gelegentlich Paritätsfehler detektiert (2 mal während der Laborzeiten insgesamt).</text:p>
      <text:p text:style-name="P2"/>
      <text:p text:style-name="P2">Das Empfangsmodul sollte dabei möglichst in Fensternähe „waagerecht“ positioniert werden, da sonst u.U. ein Empfang nicht möglich ist.</text:p>
      <text:p text:style-name="P2"/>
      <text:p text:style-name="Heading_20_1">Programmausführung</text:p>
      <text:p text:style-name="P2">Das Programm DCF77.EXE ist unter dem Betriebssystem MSDOS zu starten.</text:p>
      <text:p text:style-name="P2"/>
      <text:p text:style-name="P2">Dem Benutzer wird ein Auswahlmenü präsentiert.</text:p>
      <text:p text:style-name="P2"><draw:frame draw:style-name="fr1" draw:name="Rahmen1" text:anchor-type="paragraph" svg:x="2.531cm" svg:y="0.333cm" svg:width="15.995cm" draw:z-index="0"><draw:text-box fo:min-height="0.058cm"><text:p text:style-name="P3"><draw:frame draw:style-name="fr3" draw:name="Grafik1" text:anchor-type="as-char" svg:width="16.048cm" svg:height="5.955cm" draw:z-index="1"><draw:image xlink:href="Pictures/20000009000947270003484233BFA5FD.svm" xlink:type="simple" xlink:show="embed" xlink:actuate="onLoad"/></draw:frame></text:p></draw:text-box></draw:frame>Bild: Auswahlmenü</text:p>
      <text:p text:style-name="P2"/>
      <text:p text:style-name="P2">Die Funktion „Zeitsignal empfangen“ liest die per Funk übertragenen Zeitinformationen über den an der parallele Schnittstelle angeschlossene DCF77-Empfangsteil und stellt die Systemzeit des MSDOS-Rechners. Bei erfolgreichem Empfang wird die Uhrzeit und das Datum auf dem Bildschirm im Design einer digitalen 7-Segment Anzeige dargestellt. Nach einem Tastendruck wird das Auswahlmenü wieder dargestellt.</text:p>
      <text:p text:style-name="P6">Die Funktion „Uhrzeit anzeigen“ stellt die Uhrzeit und das Datum im Design einer digitalen 7-Segment Anzeige da, ohne zuvor die Zeit über das DCF77-Empfangsteil zu lesen:</text:p>
      <text:p text:style-name="P2"/>
      <text:p text:style-name="P2"><draw:frame draw:style-name="fr2" draw:name="Rahmen2" text:anchor-type="paragraph" svg:y="0.002cm" svg:width="13.388cm" draw:z-index="2"><draw:text-box fo:min-height="0.058cm"><text:p text:style-name="P3"><draw:frame draw:style-name="fr3" draw:name="Grafik2" text:anchor-type="as-char" svg:width="13.441cm" svg:height="9.133cm" draw:z-index="3"><draw:image xlink:href="Pictures/20000009000CC8760009D8C76C61ED9D.svm" xlink:type="simple" xlink:show="embed" xlink:actuate="onLoad"/></draw:frame></text:p></draw:text-box></draw:frame>Bild: Anzeige der Uhrzeit</text:p>
      <text:p text:style-name="P2"/>
      <text:p text:style-name="P2">Die „Test/Debug“ Funktion diente während der Programmentwicklung zum Löschen des Datenblocks, in dem die per Funk detektierten Daten zwischengespeichert werden. </text:p>
      <text:p text:style-name="Heading_20_1">Testen des Programms.</text:p>
      <text:p text:style-name="P2"><text:s/>Auf der Kommandozeile von MSDOS wurde die Uhrzeit mittels der Befehle „TIME“ und „DATE“ verstellt. Das Programm DCF77 wurde aufgerufen und die Funk-Uhrzeit gelesen. DCF77 stellt selbstständig die MSDOS-Systemzeit des Rechners. </text:p>
      <text:p text:style-name="P2"/>
      <text:p text:style-name="P2">Durch Uhrenvergleich mit einer unabhängigen Uhr (Armbanduhr) wurde überprüft, das die DCF77-Zeit richtig gelesen und dargestellt wurde. </text:p>
      <text:p text:style-name="P2"/>
      <text:p text:style-name="P2">Nach Verlassen des Programms wurde nochmal auf der Kommandozeile von MSDOS mittels der Befehle „time“ und „day“ geprüft, daß die MSDOS-Systemzeit richtig gestellt wurde</text:p>
      <text:p text:style-name="P6"/>
      <text:p text:style-name="Heading_20_1">Das Programm</text:p>
      <text:p text:style-name="P2"/>
      <text:p text:style-name="P2">Die Benennung der Variablen erfolgt nach einem für prozedurale Programmiersprachen geeigneten Schema: Jede Variable hat einen Prefix, der i.d.R. aus zwei Buchstaben und dem Unterstrich „_“ besteht.</text:p>
      <text:p text:style-name="P2"/>
      <text:p text:style-name="P2">Ziel des Schemas ist es, auch bei Aufteilung eines Projekts in mehrerer Quelltextdateien diese mit Hilfe der Unix-Tools GREP und PERL durchsuchbar zu machen, bzw. bei Projekten mit einer einzigen Quelltextdatei diese in einem geeigneten Editor durchsuchbar zu machen. Die Durchsuchungsmöglichkeit des Quelltextes nach Variablen mit einer elektronischen Suchfunktion erleichtern die Übersicht über den Quelltext und die Umbenennung von Variablen.</text:p>
      <text:p text:style-name="P2"/>
      <table:table table:name="Tabelle1" table:style-name="Tabelle1">
        <table:table-column table:style-name="Tabelle1.A"/>
        <table:table-column table:style-name="Tabelle1.B"/>
        <table:table-row table:style-name="Tabelle1.1">
          <table:table-cell table:style-name="Tabelle1.A1" office:value-type="string">
            <text:p text:style-name="P2">Prefix</text:p>
          </table:table-cell>
          <table:table-cell table:style-name="Tabelle1.B1" office:value-type="string">
            <text:p text:style-name="P2">Verwendung bei</text:p>
          </table:table-cell>
        </table:table-row>
        <table:table-row table:style-name="Tabelle1.1">
          <table:table-cell table:style-name="Tabelle1.A2" office:value-type="string">
            <text:p text:style-name="P2">MP_</text:p>
          </table:table-cell>
          <table:table-cell table:style-name="Tabelle1.B2" office:value-type="string">
            <text:p text:style-name="P2">modulglobale Prozedur / Funktion</text:p>
          </table:table-cell>
        </table:table-row>
        <table:table-row table:style-name="Tabelle1.1">
          <table:table-cell table:style-name="Tabelle1.A2" office:value-type="string">
            <text:p text:style-name="P2">MC_</text:p>
          </table:table-cell>
          <table:table-cell table:style-name="Tabelle1.B2" office:value-type="string">
            <text:p text:style-name="P2">modulglobale Konstante (in C: #define-Konstante)</text:p>
          </table:table-cell>
        </table:table-row>
        <table:table-row table:style-name="Tabelle1.1">
          <table:table-cell table:style-name="Tabelle1.A2" office:value-type="string">
            <text:p text:style-name="P2">MV_</text:p>
          </table:table-cell>
          <table:table-cell table:style-name="Tabelle1.B2" office:value-type="string">
            <text:p text:style-name="P2">modulglobale Variable</text:p>
          </table:table-cell>
        </table:table-row>
        <table:table-row table:style-name="Tabelle1.1">
          <table:table-cell table:style-name="Tabelle1.A2" office:value-type="string">
            <text:p text:style-name="P2">PV_</text:p>
          </table:table-cell>
          <table:table-cell table:style-name="Tabelle1.B2" office:value-type="string">
            <text:p text:style-name="P2">lokale Variable einer Prozedur / Funktion</text:p>
          </table:table-cell>
        </table:table-row>
        <table:table-row table:style-name="Tabelle1.1">
          <table:table-cell table:style-name="Tabelle1.A2" office:value-type="string">
            <text:p text:style-name="P2">VV_</text:p>
          </table:table-cell>
          <table:table-cell table:style-name="Tabelle1.B2" office:value-type="string">
            <text:p text:style-name="P2">Value-Übergabeparameter einer Prozedur / Funktion </text:p>
          </table:table-cell>
        </table:table-row>
        <table:table-row table:style-name="Tabelle1.1">
          <table:table-cell table:style-name="Tabelle1.A2" office:value-type="string">
            <text:p text:style-name="P2">IV_</text:p>
          </table:table-cell>
          <table:table-cell table:style-name="Tabelle1.B2" office:value-type="string">
            <text:p text:style-name="P2">Ident-Übergabeparamter einer Prozedur / Funktion</text:p>
          </table:table-cell>
        </table:table-row>
        <table:table-row table:style-name="Tabelle1.1">
          <table:table-cell table:style-name="Tabelle1.A2" office:value-type="string">
            <text:p text:style-name="P2">LV_</text:p>
          </table:table-cell>
          <table:table-cell table:style-name="Tabelle1.B2" office:value-type="string">
            <text:p text:style-name="Standard"><text:span text:style-name="T1">lokale Variablen einer Prozedur / Funktion, die in „for“ Schleifen als Zähler verwendet werden</text:span></text:p>
          </table:table-cell>
        </table:table-row>
        <table:table-row table:style-name="Tabelle1.1">
          <table:table-cell table:style-name="Tabelle1.A9" office:value-type="string">
            <text:p text:style-name="P4"/>
          </table:table-cell>
          <table:table-cell table:style-name="Tabelle1.B9" office:value-type="string">
            <text:p text:style-name="P4"/>
          </table:table-cell>
        </table:table-row>
      </table:table>
      <text:p text:style-name="P2"/>
      <text:p text:style-name="P2">Gemäß den Richtlinien der strukturierten Programmierung gibt es nur eine globale Funktion „main()“, alle anderen Funktionen wurden modulgobal (d.h. mit dem Attribut „static“) und alle Daten entweder modulglobal oder prozedurlokal vereinbart.</text:p>
      <text:p text:style-name="P2"/>
      <text:p text:style-name="P2">Es wurden Funktionsprototypen für alle Funktionen angelegt.</text:p>
      <text:p text:style-name="P2"/>
      <text:p text:style-name="P2">Die Funktion „main()“ wird bei Programmstart aufgerufen und zeigt dem Anwender das Auswahlmenü.</text:p>
      <text:p text:style-name="P2"/>
      <text:p text:style-name="P2">Die Funktion „MP_zeit_lesen()“ liest die Funktzeit und stellt die Uhr, gemäß Struktogramm 1 „Hauptprogramm“ und Struktogramm 3 „Signalempfang“.</text:p>
      <text:p text:style-name="P2"/>
      <text:p text:style-name="P2">Die Funktion „MP_zeit_anzeigen“ stellt die Uhrzeit und das Datum auf dem Bildschirm im Stil einer 7-Segment-Anzeige dar. Die einzelnen LED-Segmente <text:soft-page-break/>werden mit der Funktion „MP_led_anzeige“ im Graphikmodus auf dem Bildschirm ausgegeben, zur Ausgabe von LED-Punkten wird die Funktion „MP_led_punkt“ genutzt.</text:p>
      <text:p text:style-name="P2"/>
      <text:p text:style-name="P2">Die Funktion „MP_bezugspunkt“ sucht den Minutenwechsel als Bezugspunkt, gemäß dem Struktogramm 2 „Bezugspunkt“.</text:p>
      <text:p text:style-name="P2"/>
      <text:p text:style-name="P2">Die Funktion „MP_umsetz“ wandelt die eingelesenen Zeiten in „0“ und „1“ um, gemäß dem Struktogramm 5 „Umsetz“.</text:p>
      <text:p text:style-name="P2"/>
      <text:p text:style-name="P2">Als geeignetes Ausgabe-Datumsformat wurde die MSDOS-Datums- </text:p>
      <text:p text:style-name="P2">und MSDOS-Zeit-Struktur dostime_t gewählt. Die Umwandlung der eingelesenen Daten in der Funktion „MP_auswertung“ wurde gegenüber den Vorschlägen (Struktogrammen 4 „Dekodierung“ und 5 „Sum“ ) vereinfacht, die Paritätsprüfung wird in der Funktion „MP_pruefen“ vorab durchgeführt.</text:p>
      <text:p text:style-name="P2"/>
      <text:p text:style-name="P2">Die Struktogramm-Variablen „MINDAUER“ und „MAXDAUER“ wurden als „MV_mindauer“ und „MV_maxdauer“ realisiert.</text:p>
      <text:p text:style-name="P2"/>
      <text:p text:style-name="Heading_20_1">Programmlisting</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list-style-name=""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list-style-name=""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list-style-name="" style:class="text">
      <style:paragraph-properties fo:margin-top="0.423cm" fo:margin-bottom="0.106cm" style:contextual-spacing="false" fo:keep-with-next="always"/>
      <style:text-properties fo:font-size="12pt" style:font-size-asian="12pt" style:font-size-complex="12pt"/>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list-style-name=""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Heading_20_8" style:display-name="Heading 8" style:family="paragraph" style:parent-style-name="Standard" style:next-style-name="Standard" style:list-style-name="" style:class="text">
      <style:paragraph-properties fo:margin-top="0.423cm" fo:margin-bottom="0.106cm" style:contextual-spacing="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list-style-name="" style:class="text">
      <style:paragraph-properties fo:margin-top="0.423cm" fo:margin-bottom="0.106cm" style:contextual-spacing="false"/>
      <style:text-properties style:font-name="Arial" fo:font-size="9pt" fo:font-style="italic" style:font-name-asian="Arial" style:font-size-asian="9pt" style:font-style-asian="italic" style:font-name-complex="Arial" style:font-size-complex="9pt" style:font-style-complex="italic"/>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002cm" style:type="right"/>
        </style:tab-stops>
      </style:paragraph-properties>
      <style:text-properties fo:text-transform="uppercase" style:font-name="Arial" fo:font-size="12pt" style:font-name-asian="Arial" style:font-size-asian="12pt" style:font-name-complex="Arial" style:font-size-complex="12pt"/>
    </style:style>
    <style:style style:name="Contents_20_2" style:display-name="Contents 2" style:family="paragraph" style:parent-style-name="Standard" style:next-style-name="Standard" style:class="index">
      <style:paragraph-properties fo:margin-left="0.494cm" fo:margin-right="0cm" fo:margin-top="0.423cm" fo:margin-bottom="0cm" style:contextual-spacing="false" fo:text-indent="0cm" style:auto-text-indent="false">
        <style:tab-stops>
          <style:tab-stop style:position="16.002cm" style:type="right"/>
        </style:tab-stops>
      </style:paragraph-properties>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4" style:display-name="Contents 4" style:family="paragraph" style:parent-style-name="Standard" style:next-style-name="Standard" style:class="index">
      <style:paragraph-properties fo:margin-left="1.482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5" style:display-name="Contents 5" style:family="paragraph" style:parent-style-name="Standard" style:next-style-name="Standard" style:class="index">
      <style:paragraph-properties fo:margin-left="1.976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6" style:display-name="Contents 6" style:family="paragraph" style:parent-style-name="Standard" style:next-style-name="Standard" style:class="index">
      <style:paragraph-properties fo:margin-left="2.469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7" style:display-name="Contents 7" style:family="paragraph" style:parent-style-name="Standard" style:next-style-name="Standard" style:class="index">
      <style:paragraph-properties fo:margin-left="2.963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8" style:display-name="Contents 8" style:family="paragraph" style:parent-style-name="Standard" style:next-style-name="Standard" style:class="index">
      <style:paragraph-properties fo:margin-left="3.457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9" style:display-name="Contents 9" style:family="paragraph" style:parent-style-name="Standard" style:next-style-name="Standard" style:class="index">
      <style:paragraph-properties fo:margin-left="3.951cm" fo:margin-right="0cm" fo:text-indent="0cm" style:auto-text-indent="false">
        <style:tab-stops>
          <style:tab-stop style:position="16.002cm" style:type="right"/>
        </style:tab-stops>
      </style:paragraph-properties>
      <style:text-properties fo:font-size="10pt" fo:font-weight="normal" style:font-size-asian="10pt" style:font-weight-asian="normal" style:font-size-complex="10pt" style:font-weight-complex="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501cm" fo:margin-bottom="2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						Versuch Nr. 2</dc:title>
    <meta:initial-creator>root</meta:initial-creator>
    <meta:creation-date>1999-04-21T20:55:00</meta:creation-date>
    <dc:date>2015-03-27T22:05:18.35</dc:date>
    <meta:print-date>2000-04-02T09:36:00</meta:print-date>
    <meta:editing-cycles>20</meta:editing-cycles>
    <meta:editing-duration>PT2H24M</meta:editing-duration>
    <meta:document-statistic meta:table-count="1" meta:image-count="2" meta:object-count="0" meta:page-count="5" meta:paragraph-count="63" meta:word-count="671" meta:character-count="5158" meta:non-whitespace-character-count="4529"/>
    <meta:generator>LibreOffice/3.6$Windows_x86 LibreOffice_project/e183d5b-f8ccaf6-3804794-95b4be8-895629</meta:generator>
    <meta:user-defined meta:name="Info 1"/>
    <meta:user-defined meta:name="Info 2"/>
    <meta:user-defined meta:name="Info 3"/>
    <meta:user-defined meta:name="Info 4"/>
  </office:meta>
</office:document-meta>
</file>